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6b60" officeooo:paragraph-rsid="00166b60"/>
    </style:style>
    <style:style style:name="P2" style:family="paragraph" style:parent-style-name="Standard" style:list-style-name="L1">
      <style:text-properties officeooo:rsid="0017d0c1" officeooo:paragraph-rsid="0017d0c1"/>
    </style:style>
    <style:style style:name="P3" style:family="paragraph" style:parent-style-name="Standard" style:list-style-name="L1">
      <style:text-properties fo:font-weight="bold" officeooo:rsid="0017d0c1" officeooo:paragraph-rsid="0017d0c1" style:font-weight-asian="bold" style:font-weight-complex="bold"/>
    </style:style>
    <style:style style:name="P4" style:family="paragraph" style:parent-style-name="Standard">
      <style:text-properties fo:font-weight="bold" officeooo:rsid="0017d0c1" officeooo:paragraph-rsid="0017d0c1" style:font-weight-asian="bold" style:font-weight-complex="bold"/>
    </style:style>
    <style:style style:name="P5" style:family="paragraph" style:parent-style-name="Standard">
      <style:text-properties fo:font-weight="bold" officeooo:rsid="0019af10" officeooo:paragraph-rsid="0019af10" style:font-weight-asian="bold" style:font-weight-complex="bold"/>
    </style:style>
    <style:style style:name="P6" style:family="paragraph" style:parent-style-name="Standard" style:list-style-name="L2">
      <style:text-properties fo:font-weight="bold" officeooo:rsid="0019af10" officeooo:paragraph-rsid="0019af10" style:font-weight-asian="bold" style:font-weight-complex="bold"/>
    </style:style>
    <style:style style:name="P7" style:family="paragraph" style:parent-style-name="Standard" style:list-style-name="L2">
      <style:text-properties fo:font-weight="bold" officeooo:rsid="0019ee3f" officeooo:paragraph-rsid="0019ee3f" style:font-weight-asian="bold" style:font-weight-complex="bold"/>
    </style:style>
    <style:style style:name="P8" style:family="paragraph" style:parent-style-name="Standard">
      <style:text-properties fo:font-weight="bold" officeooo:rsid="0019ee3f" officeooo:paragraph-rsid="0019ee3f" style:font-weight-asian="bold" style:font-weight-complex="bold"/>
    </style:style>
    <style:style style:name="P9" style:family="paragraph" style:parent-style-name="Standard">
      <style:text-properties fo:font-weight="bold" officeooo:rsid="001bdc87" officeooo:paragraph-rsid="001bdc87" style:font-weight-asian="bold" style:font-weight-complex="bold"/>
    </style:style>
    <style:style style:name="P10" style:family="paragraph" style:parent-style-name="Standard" style:list-style-name="L3">
      <style:text-properties fo:font-weight="bold" officeooo:rsid="001bdc87" officeooo:paragraph-rsid="001bdc87" style:font-weight-asian="bold" style:font-weight-complex="bold"/>
    </style:style>
    <style:style style:name="P11" style:family="paragraph" style:parent-style-name="Standard" style:list-style-name="L3">
      <style:text-properties fo:font-weight="bold" officeooo:rsid="001c25a6" officeooo:paragraph-rsid="001c25a6" style:font-weight-asian="bold" style:font-weight-complex="bold"/>
    </style:style>
    <style:style style:name="P12" style:family="paragraph" style:parent-style-name="Header">
      <style:text-properties officeooo:rsid="00160992" officeooo:paragraph-rsid="001609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9ae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IPI terá seu impacto reduzido na aquisição de <text:span text:style-name="T1">bens de capital</text:span><text:span text:style-name="T2"> </text:span><text:span text:style-name="T3">pelo contribuinte do imposto</text:span><text:span text:style-name="T2">, </text:span><text:span text:style-name="T4">na forma da lei</text:span><text:span text:style-name="T6">.</text:span></text:p>
      <text:list xml:id="list1093026417" text:style-name="L1">
        <text:list-item>
          <text:p text:style-name="P2"><text:span text:style-name="T7">PDTI ou PDTA </text:span><text:span text:style-name="T6">→ redução de 50% da alíquota do imposto;</text:span></text:p>
        </text:list-item>
        <text:list-item>
          <text:p text:style-name="P3"><text:span text:style-name="T5">PADIS</text:span><text:span text:style-name="T6"> → alíquota reduzida a 0% até 22/01/2022;</text:span></text:p>
        </text:list-item>
        <text:list-item>
          <text:p text:style-name="P3"><text:span text:style-name="T5">PATVD</text:span><text:span text:style-name="T6"> → alíquota reduzida a 0% até 22/01/2017 (portanto, </text:span><text:span text:style-name="T5">já expirado</text:span><text:span text:style-name="T6">).</text:span></text:p>
        </text:list-item>
      </text:list>
      <text:p text:style-name="P4"><text:span text:style-name="T6"/></text:p>
      <text:p text:style-name="P5"><text:span text:style-name="T5">Lançamento por homologação</text:span><text:span text:style-name="T6">:</text:span></text:p>
      <text:list xml:id="list1131125533" text:style-name="L2">
        <text:list-item>
          <text:p text:style-name="P6"><text:span text:style-name="T6">regra geral;</text:span></text:p>
        </text:list-item>
        <text:list-item>
          <text:p text:style-name="P6"><text:span text:style-name="T6">etapas:</text:span></text:p>
          <text:list>
            <text:list-item>
              <text:p text:style-name="P6"><text:span text:style-name="T6">atos de iniciativa do contribuinte (descrever operação, classificação fiscal, cálculo do IPI, destaque na NF ou indicação do seu valor na DI);</text:span></text:p>
            </text:list-item>
            <text:list-item>
              <text:p text:style-name="P6"><text:span text:style-name="T6">pagamento do IPI;</text:span></text:p>
            </text:list-item>
            <text:list-item>
              <text:p text:style-name="P6"><text:span text:style-name="T6">comunicação à RFB;</text:span></text:p>
            </text:list-item>
          </text:list>
        </text:list-item>
        <text:list-item>
          <text:p text:style-name="P7"><text:span text:style-name="T6">os atos de inicitativa do contribuinte </text:span><text:span text:style-name="T5">aperfeiçoam-se com seu pagamento</text:span><text:span text:style-name="T6">.</text:span></text:p>
        </text:list-item>
      </text:list>
      <text:p text:style-name="P8"><text:span text:style-name="T6"/></text:p>
      <text:p text:style-name="P9"><text:span text:style-name="T6">Decorar os principais momentos em que se considera ocorrido o FG do IPI (para ler todos, verificar art. 182 do RIPI):</text:span></text:p>
      <text:list xml:id="list1402751554" text:style-name="L3">
        <text:list-item>
          <text:p text:style-name="P10"><text:span text:style-name="T6">na saída do produto de estabelecimento industrial;</text:span></text:p>
        </text:list-item>
        <text:list-item>
          <text:p text:style-name="P10"><text:span text:style-name="T6">na saída do produto de armazém-geral ou outro depositário, diretamente para outro estabelecimento, quando vendido pelo próprio depositante;</text:span></text:p>
        </text:list-item>
        <text:list-item>
          <text:p text:style-name="P10"><text:span text:style-name="T6">na entrega ao comprador, quanto ao produtos vendidos por intermédio de ambulantes;</text:span></text:p>
        </text:list-item>
        <text:list-item>
          <text:p text:style-name="P10"><text:span text:style-name="T6">na saída da repartição onde ocorreu o desembaraço, quanto aos produtos que, por ordem do importador, forem remetidos diretamente a terceiros;</text:span></text:p>
        </text:list-item>
        <text:list-item>
          <text:p text:style-name="P10"><text:span text:style-name="T6">no momento em que ficar concluída a operação industrial, quando a industrialização se der no próprio local de consumo ou de utilização, </text:span><text:span text:style-name="T5">fora</text:span><text:span text:style-name="T6"> do estabelecimento industrial;</text:span></text:p>
        </text:list-item>
        <text:list-item>
          <text:p text:style-name="P10"><text:span text:style-name="T6">no </text:span><text:span text:style-name="T5">início do consumo</text:span><text:span text:style-name="T6"> do papel imune em finalidade diversa, ou na </text:span><text:span text:style-name="T5">saída do fabricante, do importador, ou de seus estabelecimentos distribuidores</text:span><text:span text:style-name="T6">, para pessoas que não sejam empresas jornalísticas ou editoras;</text:span></text:p>
        </text:list-item>
        <text:list-item>
          <text:p text:style-name="P10"><text:span text:style-name="T6">na aquisição ou, <text:s/>se a venda tiver sido feita antes de concluída a operação industrial, na conclusão desta, quanto aos produtos que, antes de sair do estabelecimento que os tenha industrializado por encomenda, sejam por este adquiridos;</text:span></text:p>
        </text:list-item>
        <text:list-item>
          <text:p text:style-name="P11"><text:span text:style-name="T6">na transferência simbólica da produção de álcool das usinas produtoras às suas cooperativas, equiparadas, por opção, a estabelecimento industrial;</text:span></text:p>
        </text:list-item>
        <text:list-item>
          <text:p text:style-name="P11"><text:span text:style-name="T6">na venda do produto que for consumido ou usado </text:span><text:span text:style-name="T5">dentro</text:span><text:span text:style-name="T6"> do estabelecimento industrial;</text:span></text:p>
        </text:list-item>
        <text:list-item>
          <text:p text:style-name="P11"><text:span text:style-name="T6">na saída de bens de produção dos associados para as suas cooperativas, equiparadas, por opção, a estabelecimento industri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0992" officeooo:paragraph-rsid="001609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PI: bens de capital, lançamento, suspensão, isenção, regimes fiscais, obrigações acessórias, cigarros, bebi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2:05.230000000</meta:creation-date>
    <dc:date>2018-04-22T16:03:06.201000000</dc:date>
    <meta:editing-duration>PT20M48S</meta:editing-duration>
    <meta:editing-cycles>9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3" meta:word-count="351" meta:character-count="2212" meta:non-whitespace-character-count="1901"/>
  </office:meta>
</office:document-meta>
</file>